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799e32" officeooo:paragraph-rsid="000cddac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620b7" officeooo:paragraph-rsid="000cdda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774718" officeooo:paragraph-rsid="000cdda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775c75" officeooo:paragraph-rsid="000cdda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786989" officeooo:paragraph-rsid="000cdda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7911df" officeooo:paragraph-rsid="000cdda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795d59" officeooo:paragraph-rsid="000cdda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75e34b" officeooo:paragraph-rsid="000cdda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6pt" fo:font-style="italic" fo:font-weight="normal" officeooo:rsid="00775c75" officeooo:paragraph-rsid="000cddac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Heading_20_2">
      <style:paragraph-properties fo:text-align="center" style:justify-single-word="false"/>
      <style:text-properties fo:font-style="normal" fo:font-weight="normal" officeooo:rsid="007620b7" officeooo:paragraph-rsid="000cddac" style:font-style-asian="normal" style:font-weight-asian="normal" style:font-style-complex="normal" style:font-weight-complex="normal"/>
    </style:style>
    <style:style style:name="T1" style:family="text">
      <style:text-properties officeooo:rsid="02366595"/>
    </style:style>
    <style:style style:name="T2" style:family="text">
      <style:text-properties officeooo:rsid="0381b7c5"/>
    </style:style>
    <style:style style:name="T3" style:family="text">
      <style:text-properties officeooo:rsid="00775c75"/>
    </style:style>
    <style:style style:name="T4" style:family="text">
      <style:text-properties officeooo:rsid="017036ac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officeooo:rsid="00786989"/>
    </style:style>
    <style:style style:name="T7" style:family="text">
      <style:text-properties officeooo:rsid="007911df"/>
    </style:style>
    <style:style style:name="T8" style:family="text">
      <style:text-properties officeooo:rsid="0238653b"/>
    </style:style>
    <style:style style:name="T9" style:family="text">
      <style:text-properties officeooo:rsid="00795d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2"/>
      <text:p text:style-name="P2">Да, я сидел на <text:span text:style-name="T1">широком </text:span>бетонном <text:s/>двуступенчат<text:span text:style-name="T1">ом</text:span> крыльц<text:span text:style-name="T1">е</text:span> двухэтажного административно-бытового корпуса.</text:p>
      <text:p text:style-name="P2">Да, это была забастовка, потому что в десять утра, вместо того чтобы звенеть кельмой и мантулить кирпич на кирпич, я переоделся в вагончике <text:span text:style-name="T2">Н</text:span>а Семи Ветрах и заявился на базу.</text:p>
      <text:p text:style-name="P2">Да, забастовка была сидячей и, чтобы сидеть было удобнее, я взял деревянный стул в сторожке на проходной и притащил его на крыльцо административно-бытового корпуса.</text:p>
      <text:p text:style-name="P2"/>
      <text:p text:style-name="P3">Шёл классически летний день, в синем небе над производственным корпусом неподвижно висел громадный клуб одиночного плотно-белого облака. По высокой железнодорожной насыпи позади растворного узла <text:span text:style-name="T3">с торопливым перестуком пролетали скорые поезда, увесисто погромыхивали составы товарняков.</text:span></text:p>
      <text:p text:style-name="P4">Шёл трудовой день и только я ничего не делал, а парился в этой рубашке из голубого ацетатного шёлка — он такая же хрень, как и нейлон, просто чуть мягче.</text:p>
      <text:p text:style-name="P4">Я сидел сбоку от входа, чтобы не загораживать дорогу изредка проходящим работникам СМП-615. </text:p>
      <text:p text:style-name="P4">Двум слесарям, мужьям Лиды и Виты из нашей бригады, когда те спросили, чё это я тут, <text:s/>а не на работе, я без объяснений указал на доску трудовых показателей за месяц с покрытием из коричневого линолеума, поставленную на том же крыльце, но с другой стороны от входа. </text:p>
      <text:p text:style-name="P4">А главный механик и сам догадался прочитать.</text:p>
      <text:p text:style-name="P4"/>
      <text:p text:style-name="P4">Вообще-то, эта доска пожизненно висела в вестибюле, рядом с окошечком кас<text:span text:style-name="T4">с</text:span>ы, храня девственную чистоту своего линолеума, хотя на её рамочке сверху лежал кусок мела. </text:p>
      <text:p text:style-name="P4">Сегодня пробил её звёздный час и вот она тут — покрытая напыщенным почерком, по которому без всякой графологии можно распознать графомана:</text:p>
      <text:p text:style-name="P4"><text:tab/><text:tab/><text:tab/><text:span text:style-name="T5">Наш профсоюзный босс — лгун!</text:span></text:p>
      <text:p text:style-name="P9"><text:tab/><text:tab/><text:tab/> Слаушевского — к ногтю!</text:p>
      <text:p text:style-name="P4"/>
      <text:p text:style-name="P4">Я знаю, что случись такое где-нибудь в Англии, возле этой доски уже сфотографировались бы молодые представители от обеих фракций партии лейбористов, а репортёры всё той же «Morning Star» уже брали бы у меня интервью — за что такая нетерпимость к профсоюзному лидеру?</text:p>
      <text:p text:style-name="P4">До сегодняшнего утра я тоже питал к нему только симпатии. </text:p>
      <text:p text:style-name="P4">У бригадира плотников, Анатолия Слаушевского, приятная внешность под стрижкой молочно-седых волос. <text:span text:style-name="T6">В Голливуде он запросто сделал бы карьеру снимаясь в роли благородного шерифа в различных вестернах.</text:span></text:p>
      <text:p text:style-name="P5">Но и у нас благородный вид в цене и Слаушевского год за годом избирают в председатели профкома СМП-615. Эта должность, считай что, не оплачивается, так что он тоже живёт на одну зарплату. </text:p>
      <text:p text:style-name="P5">Как <text:span text:style-name="T4">и </text:span>все.</text:p>
      <text:p text:style-name="P5">И он думал, что я его пойму, как все, когда он мне сегодня утром на объекте сообщил:</text:p>
      <text:p text:style-name="P5">- Не будет дела.</text:p>
      <text:p text:style-name="P5">- Как не будет?</text:p>
      <text:p text:style-name="P5">- А вот так — не будет дела.</text:p>
      <text:p text:style-name="P5">Разве мог он предположить, что его за это белым по коричневому обзовут «боссом» и потребуют ногтевой расправы?</text:p>
      <text:p text:style-name="P5">Симпатии — вещь недолговечная. Месяц назад я его обнять был готов, когда он м<text:span text:style-name="T4">не</text:span> сказал про путёвку в пионерлагерь «Артек». </text:p>
      <text:p text:style-name="P5">Конечно — хочу! Всё своё пионерское детство <text:span text:style-name="T4">я </text:span>мечтал побывать в солнечном «Артеке» на <text:soft-page-break/>побережье Крыма. Теперь, понятно<text:span text:style-name="T2">е дело</text:span>, по возрасту <text:span text:style-name="T2">я уже </text:span>не вписываюсь, но Леночка будет рада поехать на Чёрное море.</text:p>
      <text:p text:style-name="P5">На самом деле, Леночка немного испугалась и начала спрашивать бабушку, но та сказала, что «Артек» — это очень хорошо. И Леночка уже прошла всех врачей медицинской комиссии из детской поликлиники, и даже выбрала какой возьмёт с собою чемодан с вещами для «Артека».</text:p>
      <text:p text:style-name="P5"/>
      <text:p text:style-name="P5">- Не будет дела.</text:p>
      <text:p text:style-name="P5">Месяц назад Слаушевский ещё не знал, что кто-то ещё догадается, что «Артек» — <text:s/>это хорошо, потому-то и предложил путёвку мне, за счёт профсоюза.</text:p>
      <text:p text:style-name="P5">И не важно, что догадливый из другой организации, и не важно кто из начальства СМП-615 похвастал <text:span text:style-name="T1">тому другому</text:span> про эту путёвку; в любом случае, <text:span text:style-name="T1">тамошняя </text:span>его должность <text:span text:style-name="T1">по</text:span>выше, чем у каменщика.</text:p>
      <text:p text:style-name="P5"/>
      <text:p text:style-name="P5">- Не будет дела.</text:p>
      <text:p text:style-name="P5">Если живёшь на одну зарплату — должен быть понятливым. </text:p>
      <text:p text:style-name="P5">Как все. </text:p>
      <text:p text:style-name="P5">Пришмыгни носом, почеши в затылке, выматерись, наконец, и иди паши дальше. </text:p>
      <text:p text:style-name="P5">Зачем на Слаушевского бочку катить? Он тоже — как все.</text:p>
      <text:p text:style-name="P5"/>
      <text:p text:style-name="P5">Мне известно, как всё это обернулось бы в Англии, <text:span text:style-name="T7">но я не знаю что будет дальше здесь. Поэтому у меня роль созерцателя в ацетатных шелках — придётся расстегнуть пару пуговиц, а то слишком жарко.</text:span></text:p>
      <text:p text:style-name="P6">Из-за бело-кирпичного угла административно-бытового корпуса по дорожному покрытию из мягчайше мельчайшей пыли медленно въехала белая «волга», сделала круг разворота и остановилась возле крыльца <text:span text:style-name="T6">—</text:span> носом туда, откуда приехала.</text:p>
      <text:p text:style-name="P6">Водитель вышел, оставив на заднем сиденьи двух пассажиров, взошёл на крыльцо, ознакомился с двумя строками на линолеумной доске <text:span text:style-name="T8">месячных</text:span> трудовых показателей и, не взглянув на меня, прошёл внутрь.</text:p>
      <text:p text:style-name="P6">Он быстро вернулся, сел в машину: <text:span text:style-name="T8">а те</text:span> двое здоровяков вышли из неё и подошли ко мне.</text:p>
      <text:p text:style-name="P6">- Пойдём.</text:p>
      <text:p text:style-name="P6">- Куда?</text:p>
      <text:p text:style-name="P6">- Там узнаешь.</text:p>
      <text:p text:style-name="P6">Неудобно разговаривать задирая голову в обе стороны. Я встал и положил руку на спинку стула:</text:p>
      <text:p text:style-name="P6">- Ну, хоть стул отнесу.</text:p>
      <text:p text:style-name="P6">- Без тебя уберут.</text:p>
      <text:p text:style-name="P6">И каждый из них уже ухватил двумя руками мой бицепс — кому <text:span text:style-name="T4">за </text:span>какой ближе.</text:p>
      <text:p text:style-name="P6">Аккуратно и медленно, они повели меня к «волге».</text:p>
      <text:p text:style-name="P6">Вдалеке, в тени распахнутого входа в производственный корпус <text:span text:style-name="T6">—</text:span> наблюдающая группа из двух слесарей и одного сварщика. </text:p>
      <text:p text:style-name="P6">Картина Репина «Арест пропагандиста».</text:p>
      <text:p text:style-name="P6">Архангел слева, видя моё непротивленство, ослабил хватку; он уже, типа, просто гуляет держа меня под руку. <text:s/></text:p>
      <text:p text:style-name="P6">Я кричу водителю:</text:p>
      <text:p text:style-name="P6">- Этот левый сачкует!</text:p>
      <text:p text:style-name="P6">Хватки уравновешиваются и мы втроём садимся на заднее сиденье; я в центре, как король на именинах.</text:p>
      <text:p text:style-name="P6">Пока Свайциха открывал ворота проходной — первый раз в жизни запертые в дневное время — я покричал ей, чтоб забрала с крыльца стул, взятый мною отсюда.</text:p>
      <text:p text:style-name="P6">И меня повезли в Конотоп.</text:p>
      <text:p text:style-name="P7">После какой-то ещё проходной мне сказали пересесть в УАЗик с глухим фургоном, туда же <text:soft-page-break/>поднялся один сопровождающий и УАЗик <text:span text:style-name="T8">тронулся</text:span>. </text:p>
      <text:p text:style-name="P7">Вскоре мы <text:span text:style-name="T8">опять</text:span> остановились. Через окошко в кабину водителя и его лобовое стекло виднелись тополя возле Городского Медицинского Центра.</text:p>
      <text:p text:style-name="P7">Мы долго ждали, потом задняя дверь распахнулась. На тротуаре стоял психиатр Тарасенко.</text:p>
      <text:p text:style-name="P7">- Да, это — он.</text:p>
      <text:p text:style-name="P7">После этих его слов дверь снова захлопнулась и меня повезли в Ромны.</text:p>
      <text:p text:style-name="P7">Без какой-либо добровольности с моей стороны.</text:p>
      <text:p text:style-name="P8"/>
      <text:p text:style-name="P1">То, как ты выглядишь, напрямую зависит от того насколько хорошо относится к тебе зеркало, в которое ты смотришься. </text:p>
      <text:p text:style-name="P1">Я не раз замечал это; в одном — я шикарен! В другом: и этот упырь — я?!</text:p>
      <text:p text:style-name="P1">Самое влюблённое в меня зеркало стоит в трюмо пятого отделения областной психиатрической больницы в городе Ромны. </text:p>
      <text:p text:style-name="P1">Оно мне показало насколько, всё-таки, я красивый мужчина. Причём <text:s/>без всякой кинематографической слащавости <text:span text:style-name="T9">—</text:span> красив.</text:p>
      <text:p text:style-name="P1"/>
      <text:p text:style-name="P1">В те три месяца в Одессе я смахивал на актёра Конкина, или его <text:span text:style-name="T4">под </text:span><text:s/>меня загримировали для съёмок в <text:s/>«Место встречи изменить нельзя», не суть важно; главное, что тут, из этого трюмо, на меня смотрит, непривычный для стереотипных эталонов, красавец кисти Тициана.</text:p>
      <text:p text:style-name="P1">Красная пижама с жёлтенькими полосками; шатен с мягкими, чуть подсветлёнными солнцем волосами, но главное достоинство — цвет глаз.</text:p>
      <text:p text:style-name="P1">Небывалый цвет, невиданный — цвет плавящегося мёда.</text:p>
      <text:p text:style-name="P1">И пусть капитан Писак, составляя мой словесный портрет перед строем первой роты говорил:</text:p>
      <text:p text:style-name="P1">- Вы на глаза ему гляньте! Глаза-то — рысьи!</text:p>
      <text:p text:style-name="P1">Но нет, капитан, трюмо врать не станет — хорош! </text:p>
      <text:p text:style-name="P1">Жаль, что кроме меня никто не видит.</text:p>
      <text:p text:style-name="P1">В холле пусто, и в отделении тихо; десяток больных в палате наблюдения, а остальные весь световой день — с перерывом на обед — проводят на Площадке. </text:p>
      <text:p text:style-name="P1">Ведь это ж — лет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26:34.140024357</meta:creation-date>
    <dc:date>2017-03-03T12:26:39.112411992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099" meta:character-count="7049" meta:non-whitespace-character-count="5963"/>
    <meta:generator>LibreOffice/4.3.3.2$Linux_x86 LibreOffice_project/430m0$Build-2</meta:generator>
  </office:meta>
</office:document-meta>
</file>